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language="en" fo:country="US"/>
    </style:style>
    <style:style style:name="P7" style:family="paragraph" style:parent-style-name="Standard" style:list-style-name="L1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language="zxx" fo:country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language="zxx" fo:country="none"/>
    </style:style>
    <style:style style:name="T1" style:family="text">
      <style:text-properties fo:language="en" fo:country="US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language="zxx" fo:country="none"/>
    </style:style>
    <style:style style:name="T5" style:family="text">
      <style:text-properties fo:font-size="12pt" fo:language="zxx" fo:country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Biorower i beeger – uputstvo za dalji rad na projektima</text:p>
      <text:p text:style-name="P1"/>
      <text:p text:style-name="P2">Aplikacija na lokalu, radna verzija: C:\xampp\htdocs\!powerhub template\blog</text:p>
      <text:p text:style-name="P2"/>
      <text:p text:style-name="P2">Za testiranje sa lokala (folderi):</text:p>
      <text:p text:style-name="P2">C:\xampp\htdocs\beeger</text:p>
      <text:p text:style-name="P2">C:\xampp\htdocs\biorower</text:p>
      <text:p text:style-name="P2"/>
      <text:p text:style-name="P2">Pre kori<text:span text:style-name="T4">šćenja uključiti Apache i MySql </text:span>iz XAMPP control panela.</text:p>
      <text:p text:style-name="P2">Pristup bazi: <text:a xlink:type="simple" xlink:href="http://localhost:8080/phpMyAdmin/">http://localhost:8080/phpMyAdmin/</text:a></text:p>
      <text:p text:style-name="P3"/>
      <text:p text:style-name="P3"><text:span text:style-name="T1">Test server: </text:span><text:a xlink:type="simple" xlink:href="http://beegrower.bugs3.com/public/">http://beegrower.bugs3.com/public/</text:a></text:p>
      <text:p text:style-name="P3"><text:span text:style-name="T1">cpanel:</text:span> <text:a xlink:type="simple" xlink:href="http://cpanel.serversfree.com/">http://cpanel.serversfree.com/</text:a></text:p>
      <text:p text:style-name="P3"/>
      <text:p text:style-name="Standard">Ispravke koje treba uraditi:</text:p>
      <text:list xml:id="list9038646395957748739" text:style-name="L1">
        <text:list-item>
          <text:p text:style-name="P6">kad se aplikacija stavi na pravi server izmeniti <text:span text:style-name="T2">\app\Http\routes.php</text:span> da koristi GET, PUT... umesto samo POST kako je trenutno napravljeno.</text:p>
          <text:p text:style-name="P5"><text:span text:style-name="T1">Pogledati </text:span><text:a xlink:type="simple" xlink:href="http://laravel.com/docs/5.1/controllers#restful-resource-controllers"><text:span text:style-name="T2">http://laravel.com/docs/5.1/controllers#restful-resource-controllers</text:span></text:a></text:p>
        </text:list-item>
        <text:list-item>
          <text:p text:style-name="P7">kad se aplikacija stavi na server uzeti SSL i podesiti.</text:p>
        </text:list-item>
        <text:list-item>
          <text:p text:style-name="P7">kad bude potreban polar chart crtati sa <text:span text:style-name="T4">dobijenim podacima (preračunati u drugu strukturu podataka </text:span><text:span text:style-name="T4">koja postoji u primeru koji je napravljen)</text:span></text:p>
        </text:list-item>
        <text:list-item>
          <text:p text:style-name="P5"><text:span text:style-name="T5">ukoliko je potrebno optimizovati graf za history – možda dinamički menjati iscrtavanje y osa (multiple)</text:span>{ showEmpty: false, title: { text: 'Time [hh:mm:ss]' }, opposite: true}.</text:p>
        </text:list-item>
        <text:list-item>
          <text:p text:style-name="P5">pogledati userAgent polje u JSON-u, da li treba da bude jedno polje odvojeno nečim ili json?</text:p>
        </text:list-item>
        <text:list-item>
          <text:p text:style-name="P5">ukoliko bude bilo potrebno totalne statistike preračunati i izmestiti u posebnu tabelu (sad su sirovi podaci iz svih sesija – upit je jednostavan pa je moguće da neće trebati)</text:p>
        </text:list-item>
        <text:list-item>
          <text:p text:style-name="P5">share za fb i twitter nema smisla za usere koji su stavili privatan profil – izbaciti samo dugmad u tom slučaju ili naći neko drugo rešenje</text:p>
        </text:list-item>
        <text:list-item>
          <text:p text:style-name="P9">voditi računa da je zakomentarisan Middleware VerifyCsrfToken u <text:span text:style-name="T3">\app\Http\K</text:span><text:span text:style-name="T2">ernel</text:span><text:span text:style-name="T3">.php </text:span><text:span text:style-name="T6">i da se nađe neko rešenje da se ne primenjuje na API a da radi za Web.</text:span></text:p>
        </text:list-item>
        <text:list-item>
          <text:p text:style-name="P9"><text:span text:style-name="T6">kreirati nove aplikacije za facebook i twitter i povezati ih sa </text:span><text:span text:style-name="T2">\resources\view\session\index.blade.php –</text:span><text:span text:style-name="T7"> </text:span><text:span text:style-name="T6">promeniti app_id...</text:span></text:p>
        </text:list-item>
        <text:list-item>
          <text:p text:style-name="P6"><text:span text:style-name="T6">pogledati user type (bira se jedna od opcija) - Home User, - Gym/Club User, - Work User, - Armed Forces/Uniformed Services User i prilagoditi nazive za ono </text:span><text:span text:style-name="T5">što nama treba</text:span></text:p>
        </text:list-item>
        <text:list-item>
          <text:p text:style-name="P9"><text:span text:style-name="T8">kad se aplikacija stavi na pravi server </text:span><text:span text:style-name="T6">u SessionsController za API treba odkomentarisati kod za slanje obaveštenja za korisnike koji prate tog usera i uključili su tu opciju. Podesiti mail podešavanja.</text:span></text:p>
        </text:list-item>
        <text:list-item>
          <text:p text:style-name="P8">fb i twitter share i login - trenutno nešto radi a nešto ne, jer fb ili twitter ne podržavaju sa lokala tu opciju ili test server nema određene biblioteke. To će da radi ako se stavi na normalan server.</text:p>
        </text:list-item>
        <text:list-item>
          <text:p text:style-name="P8">podesiti og_ tagove za fb i šta treba za twitter da povuče tekst i sliku koja je potrebna za share-ovanje.</text:p>
        </text:list-item>
        <text:list-item>
          <text:p text:style-name="P8">kad se odrede parametri za beeger napraviti novu tabelu kao za "data_biorower_sessions" i promeniti API-je. Trenutno "data" kolona u tabeli za sesije upisuje "splits" a "summary" kod biorowera se upisuje u "data_biorower_sessions".</text:p>
          <text:p text:style-name="P5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2:58:20.79</meta:creation-date>
    <meta:generator>OpenOffice/4.0.1$Win32 OpenOffice.org_project/401m5$Build-9714</meta:generator>
    <dc:date>2016-04-04T12:47:02.75</dc:date>
    <meta:editing-duration>PT2H7M41S</meta:editing-duration>
    <meta:editing-cycles>33</meta:editing-cycles>
    <meta:document-statistic meta:table-count="0" meta:image-count="0" meta:object-count="0" meta:page-count="1" meta:paragraph-count="25" meta:word-count="403" meta:character-count="2635"/>
  </office:meta>
</office:document-meta>
</file>